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0000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="0.0008in solid #000000"/>
      <style:text-properties fo:color="#ff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7" office:value-type="string">
            <text:p>Actual Time</text:p>
          </table:table-cell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office:value-type="string">
            <text:p>Seth <text:s/></text:p>
          </table:table-cell>
          <table:table-cell table:style-name="ce10"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 table:number-columns-repeated="2"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/>
          <table:table-cell table:style-name="ce11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/>
          <table:table-cell table:style-name="ce11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 table:style-name="ce10"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 table:style-name="ce10"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Git set up, and file structures for the web page/images/scripts/styles</text:p>
          </table:table-cell>
          <table:covered-table-cell table:number-columns-repeated="3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  <table:table-cell table:style-name="ce10"/>
          <table:table-cell table:style-name="ce11"/>
          <table:table-cell table:number-columns-repeated="6"/>
        </table:table-row>
        <table:table-row table:style-name="ro2">
          <table:table-cell table:number-columns-repeated="5"/>
          <table:table-cell table:style-name="ce9" table:formula="of:=SUM([.F5:.F24])" office:value-type="float" office:value="8.5">
            <text:p>8.5</text:p>
          </table:table-cell>
          <table:table-cell table:style-name="ce10" table:formula="of:=SUM([.G5:.G19])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 office:value-type="string">
            <text:p>x</text:p>
          </table:table-cell>
          <table:table-cell office:value-type="string">
            <text:p>Richard Sets up repo for Git</text:p>
          </table:table-cell>
          <table:table-cell table:number-columns-repeated="9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G25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10" office:value-type="string">
            <text:p>x</text:p>
          </table:table-cell>
          <table:table-cell office:value-type="string">
            <text:p>Seth Creates Content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Grant gits image and imports content to Page</text:p>
          </table:table-cell>
          <table:table-cell table:number-columns-repeated="9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tyles page</text:p>
          </table:table-cell>
          <table:table-cell table:number-columns-repeated="9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10"/>
          <table:table-cell office:value-type="string">
            <text:p>Richard validates and sends to repo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Richard delivers site with all specifications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 office:value-type="string">
            <text:p>Code Challenge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1. Setting up Git repository: <text:s/>Don't quite trust it, took longer than expected to get ducks in a row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2. File naming conventions, Capitals, Underscores or dashes – need to have a standards sheet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3. How to handle the repository, who holds the logistics of the files (ie reverting them if a mistake?)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4. QA: who tests the final product? Do we pass it to each other or an outside group?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5. Content takes longer than you think. <text:s/>Editing and formatting correctly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6. do NOT look at open for files in the GitHub. <text:s/>Not updated correctly.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3/09/2014</text:date>, <text:time>1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09T11:56:07.53</dc:date>
    <meta:editing-duration>PT15H3M58S</meta:editing-duration>
    <meta:editing-cycles>18</meta:editing-cycles>
    <meta:generator>OpenOffice.org/3.4.1$Win32 OpenOffice.org_project/341m1$Build-9593</meta:generator>
    <meta:document-statistic meta:table-count="3" meta:cell-count="146" meta:object-count="0"/>
  </office:meta>
</office:document-meta>
</file>